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docversion" meta:value-type="string">reproducible</meta:user-defined>
    <meta:user-defined meta:name="source-hash" meta:value-type="string">117f7bb3aeb5d7c200c762e9f4c475a9</meta:user-defined>
  </office:meta>
</office:document-meta>
</file>